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.awt.*;<text:line-break/><text:line-break/></text:span><text:span text:style-name="T5">public class<text:s/></text:span><text:span text:style-name="T6">LivroCadastro {<text:line-break/><text:s text:c="4"/></text:span><text:span text:style-name="T7">private<text:s/></text:span><text:span text:style-name="T8">JFrame<text:s/></text:span><text:span text:style-name="T9">frame</text:span><text:span text:style-name="T10">;<text:line-break/><text:line-break/><text:s text:c="4"/></text:span><text:span text:style-name="T11">public<text:s/></text:span><text:span text:style-name="T12">LivroCadastro</text:span><text:span text:style-name="T13">() {<text:line-break/><text:s text:c="8"/></text:span><text:span text:style-name="T14">// Criar o frame (janela)<text:line-break/><text:s text:c="8"/></text:span><text:span text:style-name="T15">frame<text:s/></text:span><text:span text:style-name="T16">=<text:s/></text:span><text:span text:style-name="T17">new<text:s/></text:span><text:span text:style-name="T18">JFrame(</text:span><text:span text:style-name="T19">"Biblioteca - Cadastro de Livros"</text:span><text:span text:style-name="T20">);<text:line-break/><text:s text:c="8"/></text:span><text:span text:style-name="T21">frame</text:span><text:span text:style-name="T22">.setDefaultCloseOperation(JFrame.</text:span><text:span text:style-name="T23">EXIT_ON_CLOSE</text:span><text:span text:style-name="T24">);<text:line-break/><text:s text:c="8"/></text:span><text:span text:style-name="T25">frame</text:span><text:span text:style-name="T26">.setSize(</text:span><text:span text:style-name="T27">400</text:span><text:span text:style-name="T28">,<text:s/></text:span><text:span text:style-name="T29">300</text:span><text:span text:style-name="T30">);<text:line-break/><text:line-break/><text:s text:c="8"/></text:span><text:span text:style-name="T31">// Painel principal<text:line-break/><text:s text:c="8"/></text:span><text:span text:style-name="T32">JPanel panel =<text:s/></text:span><text:span text:style-name="T33">new<text:s/></text:span><text:span text:style-name="T34">JPanel();<text:line-break/><text:s text:c="8"/>panel.setLayout(</text:span><text:span text:style-name="T35">new<text:s/></text:span><text:span text:style-name="T36">BorderLayout());<text:line-break/><text:line-break/><text:s text:c="8"/></text:span><text:span text:style-name="T37">// Criar o painel superior com o bot</text:span><text:span text:style-name="T38">ã</text:span><text:span text:style-name="T39">o de voltar<text:line-break/><text:s text:c="8"/></text:span><text:span text:style-name="T40">JPanel pesquisaPanel =<text:s/></text:span><text:span text:style-name="T41">new<text:s/></text:span><text:span text:style-name="T42">JPanel(</text:span><text:span text:style-name="T43">new<text:s/></text:span><text:span text:style-name="T44">FlowLayout(FlowLayout.</text:span><text:span text:style-name="T45">LEFT</text:span><text:span text:style-name="T46">));<text:line-break/><text:line-break/><text:s text:c="8"/></text:span><text:span text:style-name="T47">// Bot</text:span><text:span text:style-name="T48">ã</text:span><text:span text:style-name="T49">o de voltar<text:line-break/><text:s text:c="8"/></text:span><text:span text:style-name="T50">JButton backButton =<text:s/></text:span><text:span text:style-name="T51">new<text:s/></text:span><text:span text:style-name="T52">JButton(</text:span><text:span text:style-name="T53">"Voltar"</text:span><text:span text:style-name="T54">);<text:line-break/><text:s text:c="8"/>backButton.addActionListener(e -&gt; {<text:line-break/><text:s text:c="12"/></text:span><text:span text:style-name="T55">frame</text:span><text:span text:style-name="T56">.dispose();<text:s/></text:span><text:span text:style-name="T57">// Fecha a janela atual<text:line-break/><text:s text:c="12"/></text:span><text:span text:style-name="T58">new<text:s/></text:span><text:span text:style-name="T59">Selecionar();<text:s/></text:span><text:span text:style-name="T60">// Retorna<text:s/></text:span><text:span text:style-name="T61">à</text:span><text:span text:style-name="T62"><text:s/>tela principal<text:line-break/><text:s text:c="8"/></text:span><text:span text:style-name="T63">});<text:line-break/><text:s text:c="8"/>pesquisaPanel.add(backButton);<text:line-break/><text:line-break/><text:s text:c="8"/></text:span><text:span text:style-name="T64">// Campo de pesquisa<text:line-break/><text:s text:c="8"/></text:span><text:span text:style-name="T65">JTextField pesquisaField =<text:s/></text:span><text:span text:style-name="T66">new<text:s/></text:span><text:span text:style-name="T67">JTextField(</text:span><text:span text:style-name="T68">20</text:span><text:span text:style-name="T69">);<text:line-break/><text:s text:c="8"/>pesquisaField.setText(</text:span><text:span text:style-name="T70">"Pesquisar livro..."</text:span><text:span text:style-name="T71">);<text:line-break/><text:s text:c="8"/>pesquisaPanel.add(pesquisaField);<text:line-break/><text:line-break/><text:s text:c="8"/></text:span><text:span text:style-name="T72">// Criar as abas (Livros e Usu</text:span><text:span text:style-name="T73">á</text:span><text:span text:style-name="T74">rio)<text:line-break/><text:s text:c="8"/></text:span><text:span text:style-name="T75">JTabbedPane tabbedPane =<text:s/></text:span><text:span text:style-name="T76">new<text:s/></text:span><text:span text:style-name="T77">JTabbedPane();<text:line-break/><text:s text:c="8"/>JPanel livrosPanel =<text:s/></text:span><text:span text:style-name="T78">new<text:s/></text:span><text:span text:style-name="T79">JPanel();<text:line-break/><text:s text:c="8"/>JPanel usuarioPanel =<text:s/></text:span><text:span text:style-name="T80">new<text:s/></text:span><text:span text:style-name="T81">JPanel();<text:line-break/><text:line-break/><text:s text:c="8"/>tabbedPane.addTab(</text:span><text:span text:style-name="T82">"Livros"</text:span><text:span text:style-name="T83">, livrosPanel);<text:line-break/><text:s text:c="8"/>tabbedPane.addTab(</text:span><text:span text:style-name="T84">"Usu</text:span><text:span text:style-name="T85">á</text:span><text:span text:style-name="T86">rio"</text:span><text:span text:style-name="T87">, usuarioPanel);<text:line-break/><text:line-break/><text:s text:c="8"/></text:span><text:span text:style-name="T88">// Formul</text:span><text:span text:style-name="T89">á</text:span><text:span text:style-name="T90">rio de cadastro de livros<text:line-break/><text:s text:c="8"/></text:span><text:span text:style-name="T91">livrosPanel.setLayout(</text:span><text:span text:style-name="T92">new<text:s/></text:span><text:span text:style-name="T93">GridLayout(</text:span><text:span text:style-name="T94">5</text:span><text:span text:style-name="T95">,<text:s/></text:span><text:span text:style-name="T96">2</text:span><text:span text:style-name="T97">,<text:s/></text:span><text:span text:style-name="T98">5</text:span><text:span text:style-name="T99">,<text:s/></text:span><text:span text:style-name="T100">5</text:span><text:span text:style-name="T101">));<text:line-break/><text:line-break/><text:s text:c="8"/>JLabel tituloLabel =<text:s/></text:span><text:span text:style-name="T102">new<text:s/></text:span><text:span text:style-name="T103">JLabel(</text:span><text:span text:style-name="T104">"T</text:span><text:span text:style-name="T105">í</text:span><text:span text:style-name="T106">tulo:"</text:span><text:span text:style-name="T107">);<text:line-break/><text:s text:c="8"/>JTextField tituloField =<text:s/></text:span><text:span text:style-name="T108">new<text:s/></text:span><text:span text:style-name="T109">JTextField();<text:line-break/><text:line-break/><text:s text:c="8"/>JLabel autorLabel =<text:s/></text:span><text:span text:style-name="T110">new<text:s/></text:span><text:span text:style-name="T111">JLabel(</text:span><text:span text:style-name="T112">"Autor:"</text:span><text:span text:style-name="T113">);<text:line-break/><text:s text:c="8"/>JTextField autorField =<text:s/></text:span><text:span text:style-name="T114">new<text:s/></text:span><text:span text:style-name="T115">JTextField();<text:line-break/><text:line-break/><text:s text:c="8"/>JLabel isbnLabel =<text:s/></text:span><text:span text:style-name="T116">new<text:s/></text:span><text:span text:style-name="T117">JLabel(</text:span><text:span text:style-name="T118">"ISBN:"</text:span><text:span text:style-name="T119">);<text:line-break/><text:s text:c="8"/>JTextField isbnField =<text:s/></text:span><text:span text:style-name="T120">new<text:s/></text:span><text:span text:style-name="T121">JTextField();<text:line-break/><text:line-break/><text:s text:c="8"/>JLabel codLabel =<text:s/></text:span><text:span text:style-name="T122">new<text:s/></text:span><text:span text:style-name="T123">JLabel(</text:span><text:span text:style-name="T124">"Cod.:"</text:span><text:span text:style-name="T125">);<text:line-break/><text:s text:c="8"/>JTextField codField =<text:s/></text:span><text:span text:style-name="T126">new<text:s/></text:span><text:span text:style-name="T127">JTextField();<text:line-break/><text:line-break/><text:s text:c="8"/>JButton cadastrarButton =<text:s/></text:span><text:span text:style-name="T128">new<text:s/></text:span><text:span text:style-name="T129">JButton(</text:span><text:span text:style-name="T130">"Cadastrar"</text:span><text:span text:style-name="T131">);<text:line-break/><text:line-break/><text:s text:c="8"/></text:span><text:span text:style-name="T132">// Adicionar componentes ao painel de livros<text:line-break/><text:s text:c="8"/></text:span><text:span text:style-name="T133">livrosPanel.add(tituloLabel);<text:line-break/><text:s text:c="8"/>livrosPanel.add(tituloField);<text:line-break/><text:s text:c="8"/>livrosPanel.add(autorLabel);<text:line-break/><text:s text:c="8"/>livrosPanel.add(autorField);<text:line-break/><text:s text:c="8"/>livrosPanel.add(isbnLabel);<text:line-break/><text:s text:c="8"/>livrosPanel.add(isbnField);<text:line-break/><text:s text:c="8"/>livrosPanel.add(codLabel);<text:line-break/><text:s text:c="8"/>livrosPanel.add(codField);<text:line-break/><text:s text:c="8"/>livrosPanel.add(</text:span><text:span text:style-name="T134">new<text:s/></text:span><text:span text:style-name="T135">JLabel());<text:s/></text:span><text:span text:style-name="T136">// Placeholder<text:line-break/><text:s text:c="8"/></text:span><text:span text:style-name="T137">livrosPanel.add(cadastrarButton);<text:line-break/><text:line-break/><text:s text:c="8"/></text:span><text:span text:style-name="T138">// Adicionar tudo ao frame<text:line-break/><text:s text:c="8"/></text:span><text:span text:style-name="T139">panel.add(pesquisaPanel, BorderLayout.</text:span><text:span text:style-name="T140">NORTH</text:span><text:span text:style-name="T141">);<text:line-break/><text:s text:c="8"/>panel.add(tabbedPane, BorderLayout.</text:span><text:span text:style-name="T142">CENTER</text:span><text:span text:style-name="T143">);<text:line-break/><text:line-break/><text:s text:c="8"/></text:span><text:span text:style-name="T144">frame</text:span><text:span text:style-name="T145">.add(panel);<text:line-break/><text:s text:c="8"/></text:span><text:span text:style-name="T146">frame</text:span><text:span text:style-name="T147">.setVisible(</text:span><text:span text:style-name="T148">true</text:span><text:span text:style-name="T149">);<text:line-break/><text:s text:c="4"/>}<text:line-break/>}<text:line-break/></text:span></text:p>
      <text:p text:style-name="P2"><text:span text:style-name="T1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